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9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5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[Hebrew]/</text:p>
      <text:p text:style-name="P6">[Hebrew]/</text:p>
      <text:p text:style-name="P5"><text:tab/>The character of Elisha, brought to our notice, in the/ Haftorah of this Sabbath, has come down to posterity, shrouded/ in a veil of marvels. <text:s/>Of all individuals, who succeeded/ the greatest of prophets, in the leadership of Israel, the/ son of Shaphat, stands foremost in the way of the miraculous./ <text:s/>Sacred history ascribes to him faculties never met in any one/ man, however endowed with an inspired genius. <text:s/>To Elisha/ have been attributed, a mind, that could dive into the future, a/ power which could control the elements, and an influence/ that extended over life and death. <text:s/>Now, we hear his voice/ predict a victory, anon, foretell a defeat. <text:s/>At one time,/ we see him defy the tides, and cross a river dryshod, at/ another, we are shown how his hand draws foulness out/ of a spring of water with a measure of salt. <text:s/>Again: he/ rises indignant and human life becomes extinct, he stretches/ his body over the dead, and life is restored. <text:s/>Some of/ the boldest thinkers, among modern and ancient writers, have/ not scrupled to intimate, that Elijah's disciple, had learnt in/ schools, which flourished at that period, in the holy land,/ what was hidden from the multitude<text:span text:style-name="T2">s</text:span>, and he performed/</text:p>
      <text:p text:style-name="P5"/>
      <text:p text:style-name="P5">[Page 2]</text:p>
      <text:p text:style-name="P5">deeds, considered in his days, absolute miracles,/ but which were the result of arts as then discovered, and/ of science as then developped[sic!]. <text:s/>To accept that opinion/ unconditionally, would be heresy; to deny that it may,/ in part, contain the truth, would be to judge rashly./ <text:s/>A note-worthy feature in Judaism is that nature is/ made always to occupy a prominent station. <text:s/>[Hebrew] <text:s/>She is never/ banished away <text:soft-page-break/>from sight, to leave the entire room to/ the supernatural. <text:s/>Those who read the Scriptures thought/-fully, will discover the working of God's hand-maid even/ among the most wonderful events. <text:s/>Thus, for instance, the/ path which the Red-Sea offered to the liberated tribes, was/ opened by an east-wind, which the Author of Nature caused/ tremendously to blow during the whole night. <text:s/>[Hebrew] <text:s/>The/ manna, which fed our fathers, in uninhabited regions/ fell with the night's dew, and was kept by it until/ the morning, as under a cover. <text:s/>[Hebrew] <text:s/>Nay: the delivering/ of the Decalogue was accomplished through a<text:span text:style-name="T2">s</text:span><text:span text:style-name="T4"> scene,/ in which fire presented to the eye, </text:span><text:span text:style-name="T2">whe</text:span><text:span text:style-name="T4"> the words which/ the air impressed upon the ear + As it is written:/ [Hebrew] "These words the Lord/ spoke unto all your assembly on the mountain, from the midst of/ the fire."/</text:span></text:p>
      <text:p text:style-name="P5"><text:span text:style-name="T4">+ The idea which seems to be borne out by the text, is advanced by Hertz Wessels./</text:span></text:p>
      <text:p text:style-name="P5"><text:span text:style-name="T4"/></text:p>
      <text:p text:style-name="P5"><text:span text:style-name="T4">[Page 3]<text:line-break/>Let me, however, be very explicit, that I may not be/ misunderstood. <text:s/>Our religion does admit the possibility of/ having received from Him who is all-mighty, extraordinary/ powers. <text:s/>No one who reverences the memory of Moses, the/ lawgiver, will refuse to believe that men were marvellously[sic!]/ endowed; but our religion admits also that natural means,/ and a knowledge of their application will prove very effective/ even in accomplishing stupendous works. <text:s/>I hope, there-/-fore, that I am not expressing an opinion heretical, or/ dangerously arrogant, when I venture to assert that the learning/ acquired by Elisha, may have been his co-worker in some/ of the wondrous </text:span><text:span text:style-name="T2">he</text:span><text:span text:style-name="T4"> acts he performed. <text:s/>That a thorough/ acquaintance with the laws of Hygiene, may have become/ a strong agent in effecting the care of a Syrian general. <text:s/>That/ his familiarity with the properties of minerals and vegetables,/ may under providence have enabled him to remove injurious qualities from/ both food and drink in </text:span><text:span text:style-name="T2">time</text:span><text:span text:style-name="T4"> hour of want. <text:s/>That his profound study of the healing/ art, may have combined with his superhuman gift in/ resuscitating the infant son of his generous hostess. <text:s/>For,/ this is the striking difference between our belief, and that/</text:span></text:p>
      <text:p text:style-name="P5"><text:span text:style-name="T4"/></text:p>
      <text:p text:style-name="P5"><text:span text:style-name="T4">[Page 4]</text:span></text:p>
      <text:p text:style-name="P5"><text:span text:style-name="T4">of other people. <text:s/>We make the possession of/ wisdom, an indispensable attendant of inspiration; as/ the Sages have taught us by saying [Hebrew]/ "Prophetic spirit can rest only on the wise-hearted;"/ while, according to the teachings of the books we reject,/ the most illiterate can be invested with powers equal to/ those given to the son of Amram. <text:s/>None of our chosen/ men, were illiterate fishermen. <text:s/>From Abraham to/ Malachi, from David to Nehemiah, </text:span><text:span text:style-name="T5">all the leading</text:span><text:span text:style-name="T6">/ characters in </text:span><text:span text:style-name="T5">our</text:span><text:span text:style-name="T6"> Bible, evinced superior understanding,/ keen discernment, and a well cultivated mind./ <text:s/>Nor was their mission to astonish the world by miracles,/ but to educate, to improve and exalt. <text:s/>And if in/ the prosecution of their holy task, they did at times per-/form what will ever remain unexplained to our finite/ reasons, they did not do violence to nature, when ac-/-complishing supernatural acts. <text:s/>The driving of impure/ spirits into the bodies of unclean animals, or the reviving of human bodies, that had decayed in their grave, </text:span><text:span text:style-name="T3">are</text:span><text:span text:style-name="T6"> is/ not numbered among their astounding achievements./ <text:s/>This much I felt necessary to say, in order to correct an error har-/-bored by some, who, being Jews, have not a right/</text:span></text:p>
      <text:p text:style-name="P5"><text:span text:style-name="T6"/></text:p>
      <text:p text:style-name="P5"><text:span text:style-name="T6">[Page 5]</text:span></text:p>
      <text:p text:style-name="P5"><text:span text:style-name="T6">conception of Judaism. <text:s/>There is a tendency to confound/ things, and jump at conclusions. <text:s/>Persons incapable/ of drawing a distinction between a religion which admits/ the possibility of miracles, and another which has set/ thereupon the foundations of its whole structure, will/ place in one and the same category eternal truths and/ unfathomable mysteries; liberal doctrines and proscriptive/ dogmas. <text:s/>They will blend and jumble together Sinai/ and Calbary, a man-god and a godly man, they/ will contend that a mystic veil covers the history of/ all beliefs, and </text:span><text:span text:style-name="T3">they will</text:span><text:span text:style-name="T6"> incredulously will they turn their back/ upon our volumes, as they cast aside the directions of/ a "new testament." <text:s/>Ah! my Brethren! <text:s/>Learn once/ the art of winnowing, and separate the chaff from the/ wheat [Hebrew] Understand rightly and </text:span><text:soft-page-break/><text:span text:style-name="T6">judge maturely./ <text:s/>Your religion is not a myth, but a manual of/ duties. <text:s/>You are nowhere commanded, to give credence/ to wonders, but you are everywhere bid to live up to/ the rales of a health--and mind--preserving law. <text:s/>You are/ not assured of salvation, if you </text:span><text:span text:style-name="T3">belief</text:span><text:span text:style-name="T6"> believe in things super-/-natural, but if you will act as nature and nature's God dictates. <text:s/>This/ teaching, which underlies the books of Moses, is borne/</text:span></text:p>
      <text:p text:style-name="P5"><text:span text:style-name="T6"/></text:p>
      <text:p text:style-name="P5"><text:span text:style-name="T6">[Page 6]</text:span></text:p>
      <text:p text:style-name="P5"><text:span text:style-name="T6">out by the preaching of individuals, whom we call pro-/-phets, not because they made us stand aghast </text:span><text:span text:style-name="T3">by</text:span><text:span text:style-name="T6"> at/ miracles executed, but because their lips purified by a heavenly/ fire breathed words of goodness, </text:span><text:span text:style-name="T3">an</text:span><text:span text:style-name="T6"> of charity, of truth./ <text:s/>We revere them, though they came to us divested of/ all mystery. <text:s/>Samuel and Isaiah, Micah and/ Jeremiah [Note: Hebrew inserted above the names listed], the fearless messengers of the Most High, speak/ to us yet; </text:span><text:span text:style-name="T3">we hear the</text:span><text:span text:style-name="T6"> their undying spirit addresses to us a language which appeals to the/ understanding, and wins the heart./</text:span></text:p>
      <text:p text:style-name="P5"><text:span text:style-name="T6">But even the character of the man, who figures con-/-spicuously in our Haftorah, </text:span><text:span text:style-name="T3">through</text:span><text:span text:style-name="T6"> by reason of miracles, exemplified/ the principles upon which our religion stands. <text:s/>I </text:span><text:span text:style-name="T3">could</text:span><text:span text:style-name="T6"> cannot/ </text:span><text:span text:style-name="T3">not but</text:span><text:span text:style-name="T6"> refrain </text:span><text:span text:style-name="T3">to</text:span><text:span text:style-name="T6"> from contrasting the first utterance recorded in the life/ of Elisha, with an expression often made by the author/ of our neighbor's creed. <text:s/>Elijah passed through the field,/ which the son of Shaphat was tending. <text:s/>The mantle cast/ towards him, indicated the wish that he might exchange/ husbandry for the ministry of God. <text:s/>The youth felt/ instantly the holy influence. <text:s/>Ready to follow the great/ Master who had chosen him for his successor, he asked a/</text:span></text:p>
      <text:p text:style-name="P5"><text:span text:style-name="T6"/></text:p>
      <text:p text:style-name="P5"><text:span text:style-name="T6">[Page 7]</text:span></text:p>
      <text:p text:style-name="P5"><text:span text:style-name="T6">favor [Hebrew] "Let me go, I pray thee,/ and kiss my father, and my mother." <text:s/>Of the man of/ Nazareth we read, that he renounced nature's obligations,/ when assuming his mission. <text:s/>Pointing to his adherents, he/ is said to have exclaimed "Behold, my mother and my brothers."/ <text:s/>I have no intention to cast obloquy upon </text:span><text:span text:style-name="T3">my neighbor's our</text:span><text:span text:style-name="T6"> the/ belief that any of my fellow-mortals may honestly hold, but I desire to teach Israelites to discriminate, and/ </text:span><text:span text:style-name="T3">feel</text:span><text:span text:style-name="T6"> mark where superiority lies./</text:span></text:p>
      <text:p text:style-name="P5"><text:span text:style-name="T6">But not to allow my thoughts too wide a range, I will/ </text:span><text:span text:style-name="T3">remark</text:span><text:span text:style-name="T6"> observe that what we have perused this morning/ reflects the noble instincts which stirred Elisha to act./ <text:s/>The widow for whose support he miraculously provided, was/ the wife of a self-sacrificing man; of a man who had/ died in poverty, while striving spiritually to enrich his/ Hebrew fellow-being. <text:s/>He had bequeathed nothing save/ the memory of his </text:span><text:span text:style-name="T3">self denial, and of</text:span><text:span text:style-name="T6"> devotion to </text:span><text:span text:style-name="T3">his</text:span><text:span text:style-name="T6"> a sacred/ calling; but what cooked the deep sympathy of Elisha,/ did not </text:span><text:span text:style-name="T3">not</text:span><text:span text:style-name="T6"> soften the heart of a pitiless creditor./ <text:s/>The sons of the righteous one who had died, would have been/ made to pay their father's indebtedness, in </text:span><text:span text:style-name="T3">menial</text:span><text:span text:style-name="T6"> abhorrent slavery,/ had not the the[sic!] prophet been providentially commissioned/ to spare a mother the keenest sorrow./</text:span></text:p>
      <text:p text:style-name="P5"><text:span text:style-name="T6"/></text:p>
      <text:p text:style-name="P5"><text:span text:style-name="T6">[Page 8]</text:span></text:p>
      <text:p text:style-name="P5"><text:span text:style-name="T6">And profound gratitude mingled with tender compassion in/ the bosom of Elisha. <text:s/>The thought that she who had/ built and set apart a room in her habitation, where he and/ his attendant might be hospitably entertained should suffer/ </text:span><text:span text:style-name="T3">the</text:span><text:span text:style-name="T6"> intensity of anguish, because of her bereavement of an only child, drew from his soul a fervent prayer,/ which </text:span><text:span text:style-name="T3">was heard in</text:span><text:span text:style-name="T6"> ascended the heavens, to the joy of a previously distressed parent./ <text:s/>I leave aside what is supernatural in those events, but I have/ recalled what is conformable with the sentiments instilled/ by nature, that all my hearers, may copy the goodly/ model./</text:span></text:p>
      <text:p text:style-name="P5"><text:span text:style-name="T6">[Note: The remainder of the text is crossed out.]</text:span></text:p>
      <text:p text:style-name="P5"><text:span text:style-name="T6">Specially, and suitably can I instruct you + by that means,/ my brother Bar Mitzvah. <text:s/>For compassion and gratitude/ are two virtues which circumstances, connected with your early/ life, ought to have strongly awakened in your breast./ <text:s/>It is when we ourselves have endured trials, that we can most/ sensibly feel for others exposed to the same. <text:s/>And without say-/-ing ought that might cause you pain, I will exhort/ you to keep alive the memory of the past, and as you found benefactors, when events/ </text:span><text:soft-page-break/><text:span text:style-name="T6">beyond your control, brought you to straitness[sic!], </text:span><text:span text:style-name="T3">before</text:span><text:span text:style-name="T6">/ </text:span><text:span text:style-name="T3">you found benefactors,</text:span><text:span text:style-name="T6"> so do you, my dear young friend/ + an inmate of the Foster Home./</text:span></text:p>
      <text:p text:style-name="P5"><text:span text:style-name="T6"/></text:p>
      <text:p text:style-name="P5"><text:span text:style-name="T6">[Page 9]</text:span></text:p>
      <text:p text:style-name="P5"><text:span text:style-name="T6">show active sympathy, when the Almighty gives/ it in your power, towards all who undergo privations./ <text:s/>But gratitude must have an altar with ever-burning/ incense in your heart. <text:s/>For, Elisha met in the/ house of the generous Shumanith a chamber with a bed,/ and a table, a chair and a lamp, but you have met in/ the hour of need, a home with numerous comforts, a school/ of instruction, and friends willing and anxious to aid you/ in becoming good and useful, honored and happy. <text:s/>May/ you ever be thankful, and illustrate the sentiments cherished/ by a conduct </text:span><text:span text:style-name="T3">[?]</text:span><text:span text:style-name="T6"> agreeable to the lessons imbibed. <text:s/>May/ you become a true type of an Israelite; intelligently religious,/ wisely beneficent, and ready to sacrifice self-interest to/ duty, even like Abraham and like Elisha, a portion/ of whose histories you were privileged to rehearse this/ day, which is to you, solemn and memorable./</text:span></text:p>
      <text:p text:style-name="P5"><text:span text:style-name="T6">(This address to the Bar Mitzvah was continued at some length)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1T12:25:57.79</meta:creation-date>
    <meta:document-statistic meta:table-count="0" meta:image-count="0" meta:object-count="0" meta:page-count="5" meta:paragraph-count="85" meta:word-count="2006" meta:character-count="12305"/>
    <dc:date>2012-05-21T14:02:22.88</dc:date>
    <dc:creator>Penn Libraries</dc:creator>
    <meta:editing-duration>PT00H12M52S</meta:editing-duration>
    <meta:editing-cycles>1</meta:editing-cycles>
    <meta:generator>OpenOffice.org/3.2$Win32 OpenOffice.org_project/320m12$Build-9483</meta:generator>
  </office:meta>
</office:document-meta>
</file>